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c5136"/>
    </style:style>
    <style:style style:name="P2" style:family="paragraph" style:parent-style-name="Text_20_body">
      <style:text-properties officeooo:rsid="000c0db2"/>
    </style:style>
    <style:style style:name="P3" style:family="paragraph" style:parent-style-name="Text_20_body">
      <style:text-properties officeooo:rsid="0008e179"/>
    </style:style>
    <style:style style:name="P4" style:family="paragraph" style:parent-style-name="Standard">
      <style:paragraph-properties fo:text-align="center" style:justify-single-word="false"/>
      <style:text-properties officeooo:rsid="0008e179" officeooo:paragraph-rsid="0008e179"/>
    </style:style>
    <style:style style:name="P5" style:family="paragraph" style:parent-style-name="Standard">
      <style:paragraph-properties fo:text-align="start" style:justify-single-word="false"/>
      <style:text-properties officeooo:rsid="0008e179" officeooo:paragraph-rsid="0008e179"/>
    </style:style>
    <style:style style:name="P6" style:family="paragraph" style:parent-style-name="Standard">
      <style:paragraph-properties fo:text-align="start" style:justify-single-word="false"/>
      <style:text-properties officeooo:rsid="0008e179" officeooo:paragraph-rsid="000b6c5a"/>
    </style:style>
    <style:style style:name="P7" style:family="paragraph" style:parent-style-name="Standard">
      <style:paragraph-properties fo:text-align="start" style:justify-single-word="false"/>
      <style:text-properties officeooo:rsid="000e4f6f" officeooo:paragraph-rsid="000e4f6f"/>
    </style:style>
    <style:style style:name="P8" style:family="paragraph" style:parent-style-name="Standard">
      <style:paragraph-properties fo:text-align="start" style:justify-single-word="false"/>
      <style:text-properties fo:font-size="10.5pt" officeooo:rsid="0008e179" officeooo:paragraph-rsid="0008e179" style:font-size-asian="9.14999961853027pt" style:font-size-complex="10.5pt"/>
    </style:style>
    <style:style style:name="P9" style:family="paragraph" style:parent-style-name="Text_20_body">
      <style:text-properties officeooo:rsid="000ec634"/>
    </style:style>
    <style:style style:name="P10" style:family="paragraph" style:parent-style-name="Text_20_body">
      <style:text-properties officeooo:paragraph-rsid="001031e2"/>
    </style:style>
    <style:style style:name="P11" style:family="paragraph" style:parent-style-name="Text_20_body">
      <style:text-properties officeooo:paragraph-rsid="0010c046"/>
    </style:style>
    <style:style style:name="P12" style:family="paragraph" style:parent-style-name="Heading_20_1">
      <style:paragraph-properties fo:text-align="center" style:justify-single-word="false"/>
      <style:text-properties fo:font-size="20pt" style:font-size-asian="20pt" style:font-size-complex="20pt"/>
    </style:style>
    <style:style style:name="P13" style:family="paragraph" style:parent-style-name="Heading_20_3">
      <style:text-properties officeooo:rsid="000c5136"/>
    </style:style>
    <style:style style:name="P14" style:family="paragraph" style:parent-style-name="Heading_20_3">
      <style:text-properties officeooo:rsid="000e4f6f"/>
    </style:style>
    <style:style style:name="T1" style:family="text">
      <style:text-properties officeooo:rsid="0008e179"/>
    </style:style>
    <style:style style:name="T2" style:family="text">
      <style:text-properties fo:font-size="15pt" officeooo:rsid="0008e179" style:font-size-asian="15pt" style:font-size-complex="15pt"/>
    </style:style>
    <style:style style:name="T3" style:family="text">
      <style:text-properties fo:font-size="10.5pt" officeooo:rsid="0008e179" style:font-size-asian="9.14999961853027pt" style:font-size-complex="10.5pt"/>
    </style:style>
    <style:style style:name="T4" style:family="text">
      <style:text-properties fo:font-size="10.5pt" officeooo:rsid="000a526a" style:font-size-asian="9.14999961853027pt" style:font-size-complex="10.5pt"/>
    </style:style>
    <style:style style:name="T5" style:family="text">
      <style:text-properties fo:font-size="10.5pt" officeooo:rsid="000b6c5a" style:font-size-asian="9.14999961853027pt" style:font-size-complex="10.5pt"/>
    </style:style>
    <style:style style:name="T6" style:family="text">
      <style:text-properties fo:font-size="10.5pt" officeooo:rsid="001031e2" style:font-size-asian="9.14999961853027pt" style:font-size-complex="10.5pt"/>
    </style:style>
    <style:style style:name="T7" style:family="text">
      <style:text-properties officeooo:rsid="000b6c5a"/>
    </style:style>
    <style:style style:name="T8" style:family="text">
      <style:text-properties officeooo:rsid="000c0db2"/>
    </style:style>
    <style:style style:name="T9" style:family="text">
      <style:text-properties officeooo:rsid="000c5136"/>
    </style:style>
    <style:style style:name="T10" style:family="text">
      <style:text-properties officeooo:rsid="000ec634"/>
    </style:style>
    <style:style style:name="T11" style:family="text">
      <style:text-properties officeooo:rsid="001031e2"/>
    </style:style>
    <style:style style:name="T12" style:family="text">
      <style:text-properties officeooo:rsid="0010c0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操作手册</text:h>
      <text:p text:style-name="P4"/>
      <text:h text:style-name="Heading_20_1" text:outline-level="1"><text:span text:style-name="T8">1</text:span><text:span text:style-name="T1">. 实验环境配置</text:span></text:h>
      <text:h text:style-name="Heading_20_2" text:outline-level="2"><text:span text:style-name="T1">1.</text:span><text:span text:style-name="T8">1.</text:span><text:span text:style-name="T1">安装libvirt（实验测试版本为0.9.9）</text:span></text:h>
      <text:p text:style-name="Text_20_body"><text:span text:style-name="T10">安装</text:span><text:span text:style-name="T8">较麻烦（可以参考我写的libvirt安装手册）</text:span></text:p>
      <text:h text:style-name="Heading_20_2" text:outline-level="2"><text:span text:style-name="T10">1</text:span><text:span text:style-name="T8">.2.</text:span><text:span text:style-name="T1">安装gtk开发环境</text:span></text:h>
      <text:p text:style-name="P2">apt-get install :</text:p>
      <text:p text:style-name="P3">gnome-core-devel</text:p>
      <text:p text:style-name="P3">libglib2.0-doc</text:p>
      <text:p text:style-name="P3">libgtk2.0-doc</text:p>
      <text:p text:style-name="P3">devhelp</text:p>
      <text:p text:style-name="P3">glade-gnome</text:p>
      <text:p text:style-name="P3">glade-common</text:p>
      <text:p text:style-name="Text_20_body"><text:span text:style-name="T1">glade-doc</text:span></text:p>
      <text:p text:style-name="P5"/>
      <text:h text:style-name="Heading_20_2" text:outline-level="2">1.3.安装vnc</text:h>
      <text:p text:style-name="Text_20_body">apt<text:span text:style-name="T10">-get install：</text:span></text:p>
      <text:p text:style-name="P9">vnc4server</text:p>
      <text:p text:style-name="P9">xvnc4viewer</text:p>
      <text:p text:style-name="P7"/>
      <text:h text:style-name="Heading_20_1" text:outline-level="1"><text:span text:style-name="T8">2</text:span><text:span text:style-name="T1">.运行操作</text:span></text:h>
      <text:h text:style-name="Heading_20_2" text:outline-level="2"><text:span text:style-name="T8">2.</text:span><text:span text:style-name="T1">1.受控节点</text:span></text:h>
      <text:h text:style-name="Heading_20_3" text:outline-level="3"><text:span text:style-name="T9">2.1.1.</text:span><text:span text:style-name="T1">运行libvirtd</text:span></text:h>
      <text:p text:style-name="P1"><text:span text:style-name="T1">用root权限运行</text:span><text:span text:style-name="T9">，否则远程访问不了，运行的命令行为“libvirtd -d”。可用 “ps aux | grep libvirtd”查看是否运行</text:span></text:p>
      <text:h text:style-name="P13" text:outline-level="3">2.1.2.虚拟机配置文件</text:h>
      <text:p text:style-name="Text_20_body"><text:span text:style-name="T1">在root权限下用virsh手动define虚拟机的配置xml文件</text:span><text:span text:style-name="T10">，</text:span><text:span text:style-name="T9">如“virsh define $XMLFILE_PATH”</text:span><text:span text:style-name="T10">。xml文件模板见附件，根据本机实际情况修改里面参数。</text:span></text:p>
      <text:p text:style-name="P5"><text:soft-page-break/></text:p>
      <text:h text:style-name="P13" text:outline-level="3">2.1.3.设置虚拟机网络连接模式</text:h>
      <text:p text:style-name="Text_20_body">设置虚拟机网络连接模式为bridge（修改/etc/network/interfaces文件类似如下）：</text:p>
      <text:p text:style-name="Text_20_body">auto lo</text:p>
      <text:p text:style-name="Text_20_body">iface lo inet loopback</text:p>
      <text:p text:style-name="Text_20_body"/>
      <text:p text:style-name="Text_20_body">auto eth0</text:p>
      <text:p text:style-name="Text_20_body">iface eth0 inet manual</text:p>
      <text:p text:style-name="Text_20_body"/>
      <text:p text:style-name="Text_20_body">auto br0</text:p>
      <text:p text:style-name="Text_20_body">iface br0 inet static</text:p>
      <text:p text:style-name="Text_20_body"><text:tab/>address 10.5.0.121</text:p>
      <text:p text:style-name="Text_20_body"><text:tab/>network 10.5.0.0</text:p>
      <text:p text:style-name="Text_20_body"><text:tab/>netmask 255.255.255.0</text:p>
      <text:p text:style-name="Text_20_body"><text:tab/>broadcast 10.5.0.255</text:p>
      <text:p text:style-name="Text_20_body"><text:tab/>gateway 10.5.0.254</text:p>
      <text:p text:style-name="Text_20_body"><text:tab/>bridge_ports eth0</text:p>
      <text:p text:style-name="Text_20_body"><text:tab/>bridge_stp off</text:p>
      <text:p text:style-name="Text_20_body"><text:tab/>bridge_fd 0</text:p>
      <text:p text:style-name="Text_20_body"><text:tab/>bridge_maxwait 0</text:p>
      <text:p text:style-name="Text_20_body">然后重启网络 /<text:span text:style-name="T10">etc/init.d/networking restart</text:span></text:p>
      <text:h text:style-name="P14" text:outline-level="3">2.1.4.运行服务程序virt</text:h>
      <text:p text:style-name="Text_20_body">在root权限下运行./virt等待主控节点的控制命令</text:p>
      <text:p text:style-name="P6"/>
      <text:h text:style-name="P14" text:outline-level="3">2.1.5.配置虚拟机ip及后续操作</text:h>
      <text:p text:style-name="Text_20_body"><text:span text:style-name="T1">当虚拟机被create之后，可以随时通过vncviewer来启动虚拟机控制终端</text:span><text:span text:style-name="T7">（端口号在配置文件xml中）</text:span><text:span text:style-name="T1">，</text:span><text:span text:style-name="T2">暂时手动配置虚拟机ip</text:span><text:span text:style-name="T3">，然后就可以在虚拟机里面启动FG，并执行下载程序。</text:span></text:p>
      <text:p text:style-name="P8"/>
      <text:h text:style-name="Heading_20_2" text:outline-level="2">2.<text:span text:style-name="T10">2.</text:span>主控节点</text:h>
      <text:p text:style-name="Text_20_body"><text:span text:style-name="T3">直接运行./mainC执行文件向受控节点发送命令</text:span><text:span text:style-name="T5">，</text:span><text:span text:style-name="T3">比如：</text:span></text:p>
      <text:p text:style-name="Text_20_body">./mainC create -n 1 <text:span text:style-name="T11">-i $ipaddress</text:span>创建demo1命名的虚拟机</text:p>
      <text:p text:style-name="P10">./mainC create -n 2 <text:span text:style-name="T11">-i $ipaddress</text:span>创建demo2命名的虚拟机</text:p>
      <text:p text:style-name="P10"><text:soft-page-break/>./<text:span text:style-name="T11">mainC createall -i $ipaddress创建该节点上所有的虚拟机</text:span></text:p>
      <text:p text:style-name="Text_20_body"/>
      <text:p text:style-name="P11">./mainC list -n 1 <text:span text:style-name="T11">-i $ipaddress</text:span>显示demo1命名的虚拟机的一些系统信息和流量信息</text:p>
      <text:p text:style-name="P11"><text:span text:style-name="T4">.</text:span><text:span text:style-name="T3">/mainC list -n </text:span><text:span text:style-name="T4">2 </text:span><text:span text:style-name="T6">-i $ipaddress</text:span><text:span text:style-name="T3">显示demo</text:span><text:span text:style-name="T4">2</text:span><text:span text:style-name="T3">命名的虚拟机的一些系统信息和流量信息</text:span></text:p>
      <text:p text:style-name="P11"><text:span text:style-name="T3">./mainC list</text:span><text:span text:style-name="T4">all </text:span><text:span text:style-name="T6">-i $ipaddress</text:span><text:span text:style-name="T3">显示</text:span><text:span text:style-name="T4">所有</text:span><text:span text:style-name="T3">虚拟机的系统信息和流量信息</text:span></text:p>
      <text:p text:style-name="P11"><text:span text:style-name="T3"/></text:p>
      <text:p text:style-name="P11">./mainC netflow -n -1 <text:span text:style-name="T11">-i $ipaddress</text:span>能够图形绘出demo1虚拟机的流量总和信息和平均流量信息动态图</text:p>
      <text:p text:style-name="P11">./mainC netflow -n -2 <text:span text:style-name="T11">-i $ipaddress</text:span>能够图形绘出demo2虚拟机的流量总和信息和平均流量信息动态图</text:p>
      <text:p text:style-name="P11">./<text:span text:style-name="T11">mainC netflowall -i $ipaddress创建该节点上所有的虚拟机</text:span></text:p>
      <text:p text:style-name="Text_20_body"/>
      <text:p text:style-name="P11">./mainC <text:span text:style-name="T12">destroy</text:span> -n -1 <text:span text:style-name="T11">-i $ipaddress</text:span>能够<text:span text:style-name="T12">关闭demo1虚拟机</text:span></text:p>
      <text:p text:style-name="P11">./mainC <text:span text:style-name="T12">destroy</text:span> -n -2 <text:span text:style-name="T11">-i $ipaddress</text:span>能够<text:span text:style-name="T12">关闭demo2虚拟机</text:span></text:p>
      <text:p text:style-name="P11">./<text:span text:style-name="T11">mainC </text:span><text:span text:style-name="T12">destroy</text:span><text:span text:style-name="T11">all -i $ipaddress关闭该节点上所有的虚拟机</text:span></text:p>
      <text:p text:style-name="P11"><text:span text:style-name="T11"/></text:p>
      <text:p text:style-name="Text_20_body">类似的命令还有shutdown， suspend<text:span text:style-name="T12">，resume。</text:span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istrator </meta:initial-creator>
    <meta:creation-date>2012-02-24T10:17:58</meta:creation-date>
    <dc:date>2012-03-06T22:27:51</dc:date>
    <dc:creator>Administrator </dc:creator>
    <meta:editing-duration>PT01H47M22S</meta:editing-duration>
    <meta:editing-cycles>8</meta:editing-cycles>
    <meta:generator>OpenOffice.org/3.2$Linux OpenOffice.org_project/320m19$Build-9505</meta:generator>
    <meta:document-statistic meta:table-count="0" meta:image-count="0" meta:object-count="0" meta:page-count="3" meta:paragraph-count="60" meta:word-count="447" meta:character-count="1610"/>
  </office:meta>
</office:document-meta>
</file>